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C</mi>
              <mrow>
                <mrow>
                  <mi/>
                  <mo stretchy="false">±</mo>
                  <mi/>
                </mrow>
              </mrow>
            </msub>
            <mi/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style mathvariant="italic">
                    <mrow>
                      <mo stretchy="false">℘</mo>
                    </mrow>
                  </mstyle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style mathvariant="italic">
              <mrow>
                <mo stretchy="false">℘</mo>
              </mrow>
            </mstyle>
            <mi/>
            <mfenced open="{" close="}">
              <mrow>
                <munder>
                  <munder>
                    <mrow>
                      <mfenced open="∣" close="〉">
                        <mrow>
                          <msubsup>
                            <mo stretchy="false">ϕ</mo>
                            <mrow>
                              <msub>
                                <mo stretchy="false">α</mo>
                                <mn>1</mn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n>1</mn>
                                </mrow>
                                <mo stretchy="false">)</mo>
                              </mrow>
                            </mrow>
                          </msubsup>
                        </mrow>
                      </mfenced>
                      <mi/>
                      <mfenced open="∣" close="〉">
                        <mrow>
                          <msubsup>
                            <mo stretchy="false">ϕ</mo>
                            <mrow>
                              <msub>
                                <mo stretchy="false">α</mo>
                                <mn>1</mn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n>2</mn>
                                </mrow>
                                <mo stretchy="false">)</mo>
                              </mrow>
                            </mrow>
                          </msubsup>
                        </mrow>
                      </mfenced>
                      <mi/>
                      <mo stretchy="false">…</mo>
                      <mi/>
                    </mrow>
                    <mo stretchy="false">⏟</mo>
                  </munder>
                  <mrow>
                    <msub>
                      <mi>n</mi>
                      <mrow>
                        <msub>
                          <mo stretchy="false">α</mo>
                          <mn>1</mn>
                        </msub>
                      </mrow>
                    </msub>
                  </mrow>
                </munder>
                <mi/>
                <mo stretchy="false">…</mo>
                <mi/>
                <munder>
                  <munder>
                    <mrow>
                      <mfenced open="∣" close="〉">
                        <mrow>
                          <msubsup>
                            <mo stretchy="false">ϕ</mo>
                            <mrow>
                              <msub>
                                <mo stretchy="false">α</mo>
                                <mi>i</mi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p</mi>
                                </mrow>
                                <mo stretchy="false">)</mo>
                              </mrow>
                            </mrow>
                          </msubsup>
                        </mrow>
                      </mfenced>
                      <mi/>
                      <mfenced open="∣" close="〉">
                        <mrow>
                          <msubsup>
                            <mo stretchy="false">ϕ</mo>
                            <mrow>
                              <msub>
                                <mo stretchy="false">α</mo>
                                <mi>i</mi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row>
                                    <mi>p</mi>
                                    <mo stretchy="false">+</mo>
                                    <mn>1</mn>
                                  </mrow>
                                </mrow>
                                <mo stretchy="false">)</mo>
                              </mrow>
                            </mrow>
                          </msubsup>
                        </mrow>
                      </mfenced>
                      <mi/>
                      <mo stretchy="false">…</mo>
                      <mi/>
                    </mrow>
                    <mo stretchy="false">⏟</mo>
                  </munder>
                  <mrow>
                    <msub>
                      <mi>n</mi>
                      <mrow>
                        <msub>
                          <mo stretchy="false">α</mo>
                          <mi>i</mi>
                        </msub>
                      </mrow>
                    </msub>
                  </mrow>
                </munder>
                <mi/>
                <mo stretchy="false">…</mo>
              </mrow>
            </mfenced>
            <mrow>
              <mi/>
              <mo stretchy="false">≡</mo>
              <mi/>
            </mrow>
          </mrow>
        </mtd>
      </mtr>
      <mtr>
        <mtd>
          <mrow>
            <mrow>
              <mi/>
              <mo stretchy="false">≡</mo>
              <mi/>
            </mrow>
            <msup>
              <mfenced open="∣" close="〉">
                <mrow>
                  <mi>N</mi>
                  <mtext> ; </mtext>
                  <msub>
                    <mi>n</mi>
                    <mrow>
                      <msub>
                        <mo stretchy="false">α</mo>
                        <mn>1</mn>
                      </msub>
                    </mrow>
                  </msub>
                  <mi/>
                  <msub>
                    <mi>n</mi>
                    <mrow>
                      <msub>
                        <mo stretchy="false">α</mo>
                        <mn>2</mn>
                      </msub>
                    </mrow>
                  </msub>
                  <mi/>
                  <mo stretchy="false">…</mo>
                  <mi/>
                  <msub>
                    <mi>n</mi>
                    <mrow>
                      <msub>
                        <mo stretchy="false">α</mo>
                        <mi>i</mi>
                      </msub>
                    </mrow>
                  </msub>
                  <mi/>
                  <mo stretchy="false">…</mo>
                  <mi/>
                  <msub>
                    <mi>n</mi>
                    <mrow>
                      <msub>
                        <mo stretchy="false">α</mo>
                        <mi>j</mi>
                      </msub>
                    </mrow>
                  </msub>
                  <mi/>
                  <mo stretchy="false">…</mo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</mrow>
        </mtd>
      </mtr>
    </mtable>
    <annotation encoding="StarMath 5.0">C _{`+-`} ` 1 over {N "!"} ` sum from {ital %Ux2118} ` (`+-`) ^p ` 
ital %Ux2118 ` 
left lbrace 
 {
  left lline 
   %iphi _{%ialpha _1} ^{(1)} 
  right rangle 
  `
  left lline 
   %iphi _{%ialpha _1} ^{(2)} 
  right rangle 
  ` dotslow ` 
 } underbrace {n _{%ialpha _1}} 
 ` dotslow ` 
 {
  left lline 
   %iphi _{%ialpha _i} ^{(p)} 
  right rangle 
  `
  left lline 
   %iphi _{%ialpha _i} ^{(p+1)} 
  right rangle 
  ` dotslow ` 
 } underbrace {n _{%ialpha _i}} 
 ` dotslow 
right rbrace 
~equiv` newline 

`equiv~ 
left lline
 N " ; " n _{%ialpha _1} ` n _{%ialpha _2} ` dotslow ` 
 n _{%ialpha _i} ` dotslow ` n _{%ialpha _j} ` dotslow
right rangle ^{(`+-`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18:00.908000000</meta:creation-date>
    <meta:generator>LibreOffice/4.1.4.2$Windows_x86 LibreOffice_project/0a0440ccc0227ad9829de5f46be37cfb6edcf72</meta:generator>
  </office:meta>
</office:document-meta>
</file>